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910000024AC570EF40.png"/>
  <manifest:file-entry manifest:media-type="image/png" manifest:full-path="Pictures/10000000000003F50000024F30BD194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fo:min-height="1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end" fo:text-indent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8cm" svg:height="1.25cm" svg:x="1.5cm" svg:y="1.694cm">
          <draw:text-box>
            <text:p text:style-name="P1">DB Model Phyiscal View</text:p>
          </draw:text-box>
        </draw:frame>
        <draw:frame draw:style-name="gr2" draw:text-style-name="P2" draw:layer="layout" svg:width="27.699cm" svg:height="16.159cm" svg:x="1.001cm" svg:y="3.2cm">
          <draw:image xlink:href="Pictures/10000000000003F50000024F30BD194D.png" xlink:type="simple" xlink:show="embed" xlink:actuate="onLoad">
            <text:p text:style-name="P1"/>
          </draw:image>
        </draw:frame>
        <draw:frame draw:style-name="gr3" draw:text-style-name="P1" draw:layer="layout" svg:width="5cm" svg:height="0.806cm" svg:x="23.7cm" svg:y="1.694cm">
          <draw:text-box>
            <text:p text:style-name="P3"><text:span text:style-name="T1"><text:date style:data-style-name="D1" text:date-value="2008-09-16" text:fixed="true">16.09.08</text:date></text:span><text:span text:style-name="T1"> Martin</text:span></text:p>
          </draw:text-box>
        </draw:frame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8cm" svg:height="1.25cm" svg:x="1.5cm" svg:y="1.694cm">
          <draw:text-box>
            <text:p text:style-name="P1">DB Model Logical View</text:p>
          </draw:text-box>
        </draw:frame>
        <draw:frame draw:style-name="gr3" draw:text-style-name="P1" draw:layer="layout" svg:width="5cm" svg:height="0.806cm" svg:x="23.7cm" svg:y="1.694cm">
          <draw:text-box>
            <text:p text:style-name="P3"><text:span text:style-name="T1"><text:date style:data-style-name="D1" text:date-value="2008-09-16" text:fixed="true">16.09.08</text:date></text:span><text:span text:style-name="T1"> Martin</text:span></text:p>
          </draw:text-box>
        </draw:frame>
        <draw:frame draw:style-name="gr2" draw:text-style-name="P2" draw:layer="layout" svg:width="27.699cm" svg:height="17.778cm" svg:x="1.001cm" svg:y="2.722cm">
          <draw:image xlink:href="Pictures/10000000000003910000024AC570EF40.png" xlink:type="simple" xlink:show="embed" xlink:actuate="onLoad">
            <text:p text:style-name="P1"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dc:creator>Martin Mustun</dc:creator>
    <dc:date>2008-09-16T18:07:43</dc:date>
    <meta:editing-cycles>6</meta:editing-cycles>
    <meta:editing-duration>PT1H8M17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